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C00000055F85E20FAFB38381A9.png" manifest:media-type="image/png"/>
  <manifest:file-entry manifest:full-path="Pictures/10000000000008C000000558713FC2AAE6C52C41.png" manifest:media-type="image/png"/>
  <manifest:file-entry manifest:full-path="Pictures/100000000000064000000343977B2530BC5595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03cm" svg:height="4.826cm" svg:x="4.276cm" svg:y="9.636cm">
          <draw:image xlink:href="Pictures/10000000000008C000000558713FC2AAE6C52C41.png" xlink:type="simple" xlink:show="embed" xlink:actuate="onLoad">
            <text:p/>
          </draw:image>
        </draw:frame>
        <draw:frame draw:style-name="gr1" draw:text-style-name="P1" draw:layer="layout" svg:width="15.936cm" svg:height="8.316cm" svg:x="4.276cm" svg:y="1.066cm">
          <draw:image xlink:href="Pictures/100000000000064000000343977B2530BC559565.png" xlink:type="simple" xlink:show="embed" xlink:actuate="onLoad">
            <text:p/>
          </draw:image>
        </draw:frame>
        <draw:frame draw:style-name="gr1" draw:text-style-name="P1" draw:layer="layout" svg:width="7.862cm" svg:height="4.826cm" svg:x="12.593cm" svg:y="9.636cm">
          <draw:image xlink:href="Pictures/10000000000008C00000055F85E20FAFB38381A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19:42:14.408230803</meta:creation-date>
    <dc:date>2020-02-12T19:47:44.162254625</dc:date>
    <meta:editing-duration>PT5M31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